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a-titolo" presentation:presentation-page-layout-name="Master1-PPL1" draw:id="Slide-256">
        <draw:frame draw:id="id63" presentation:style-name="a381" draw:name="Titolo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ottotitolo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 dello schema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 dello schema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are clic per modificare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 dello schema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 dello schema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 dello schema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are clic per modificare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 dello schema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 dello schema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 dello schema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 dello schema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 dello schema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are clic per modificare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zione standard di PowerPoint</dc:title>
    <meta:initial-creator>Alfio Locatelli</meta:initial-creator>
    <dc:creator>Alfio Locatelli</dc:creator>
    <meta:creation-date>2024-05-06T16:48:42Z</meta:creation-date>
    <dc:date>2024-05-06T16:48:59Z</dc:date>
    <meta:editing-cycles>1</meta:editing-cycles>
    <meta:editing-duration>PT16S</meta:editing-duration>
    <meta:document-statistic meta:paragraph-count="0" meta:word-count="0"/>
  </office:meta>
</office:document-meta>
</file>